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style:font-name="Arial" fo:font-size="14pt"/>
    </style:style>
    <style:style style:name="P4" style:family="paragraph" style:parent-style-name="Text_20_body">
      <style:text-properties style:font-name="Arial" fo:font-size="10pt" style:font-size-asian="10pt" style:font-size-complex="10pt"/>
    </style:style>
    <style:style style:name="P5" style:family="paragraph" style:parent-style-name="Text_20_body">
      <style:text-properties fo:font-size="10pt" style:font-size-asian="10pt" style:font-size-complex="10pt"/>
    </style:style>
    <style:style style:name="P6" style:family="paragraph" style:parent-style-name="Text_20_body">
      <style:text-properties fo:font-weight="bold" style:font-weight-asian="bold" style:font-weight-complex="bold"/>
    </style:style>
    <style:style style:name="P7" style:family="paragraph" style:parent-style-name="Preformatted_20_Text">
      <style:paragraph-properties fo:text-align="start" style:justify-single-word="false"/>
    </style:style>
    <style:style style:name="P8" style:family="paragraph" style:parent-style-name="Preformatted_20_Text">
      <style:paragraph-properties fo:margin-top="0in" fo:margin-bottom="0.1965in"/>
    </style:style>
    <style:style style:name="P9" style:family="paragraph" style:parent-style-name="Horizontal_20_Line">
      <style:text-properties fo:font-size="10pt" style:font-size-asian="10pt" style:font-size-complex="10pt"/>
    </style:style>
    <style:style style:name="P10" style:family="paragraph" style:parent-style-name="Text_20_body" style:list-style-name="L1">
      <style:text-properties fo:font-size="10pt" style:font-size-asian="10pt" style:font-size-complex="10pt"/>
    </style:style>
    <style:style style:name="P11" style:family="paragraph" style:parent-style-name="Text_20_body" style:list-style-name="L2">
      <style:text-properties fo:font-size="10pt" style:font-size-asian="10pt" style:font-size-complex="10pt"/>
    </style:style>
    <style:style style:name="P12" style:family="paragraph" style:parent-style-name="Text_20_body" style:list-style-name="L3">
      <style:text-properties fo:font-size="10pt" style:font-size-asian="10pt" style:font-size-complex="10pt"/>
    </style:style>
    <style:style style:name="P13" style:family="paragraph" style:parent-style-name="Text_20_body" style:list-style-name="L4">
      <style:text-properties fo:font-size="10pt" style:font-size-asian="10pt" style:font-size-complex="10pt"/>
    </style:style>
    <style:style style:name="P14" style:family="paragraph" style:parent-style-name="Text_20_body">
      <style:text-properties style:font-name="Arial" fo:font-size="14pt"/>
    </style:style>
    <style:style style:name="P15" style:family="paragraph" style:parent-style-name="Text_20_body">
      <style:text-properties style:font-name="Arial" fo:font-size="10pt" style:font-size-asian="10pt" style:font-size-complex="10pt"/>
    </style:style>
    <style:style style:name="P16" style:family="paragraph" style:parent-style-name="Text_20_body">
      <style:paragraph-properties fo:text-align="start" style:justify-single-word="false"/>
    </style:style>
    <style:style style:name="P17" style:family="paragraph" style:parent-style-name="Text_20_body" style:list-style-name="L1">
      <style:paragraph-properties fo:margin-top="0in" fo:margin-bottom="0in"/>
      <style:text-properties fo:font-size="10pt" style:font-size-asian="10pt" style:font-size-complex="10pt"/>
    </style:style>
    <style:style style:name="P18" style:family="paragraph" style:parent-style-name="Text_20_body" style:list-style-name="L2">
      <style:paragraph-properties fo:margin-top="0in" fo:margin-bottom="0in"/>
      <style:text-properties fo:font-size="10pt" style:font-size-asian="10pt" style:font-size-complex="10pt"/>
    </style:style>
    <style:style style:name="P19" style:family="paragraph" style:parent-style-name="Text_20_body" style:list-style-name="L3">
      <style:paragraph-properties fo:margin-top="0in" fo:margin-bottom="0in"/>
      <style:text-properties fo:font-size="10pt" style:font-size-asian="10pt" style:font-size-complex="10pt"/>
    </style:style>
    <style:style style:name="P20" style:family="paragraph" style:parent-style-name="Text_20_body" style:list-style-name="L4">
      <style:paragraph-properties fo:margin-top="0in" fo:margin-bottom="0in"/>
      <style:text-properties fo:font-size="10pt" style:font-size-asian="10pt" style:font-size-complex="10pt"/>
    </style:style>
    <style:style style:name="P21" style:family="paragraph" style:parent-style-name="Heading_20_1">
      <style:paragraph-properties fo:text-align="center" style:justify-single-word="false"/>
    </style:style>
    <style:style style:name="T1" style:family="text">
      <style:text-properties style:font-name="Arial"/>
    </style:style>
    <style:style style:name="T2" style:family="text">
      <style:text-properties style:font-name="Arial" fo:font-size="14pt"/>
    </style:style>
    <style:style style:name="T3" style:family="text">
      <style:text-properties style:font-name="Arial" fo:font-size="10pt" style:font-size-asian="10pt" style:font-size-complex="10pt"/>
    </style:style>
    <style:style style:name="T4" style:family="text">
      <style:text-properties style:font-name="Arial" fo:font-size="10pt" fo:font-weight="bold" style:font-size-asian="10pt" style:font-weight-asian="bold" style:font-size-complex="10pt" style:font-weight-complex="bold"/>
    </style:style>
    <style:style style:name="T5" style:family="text">
      <style:text-properties fo:font-size="10pt" style:font-size-asian="10pt" style:font-size-complex="10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cremental Control Spec</text:h>
      <text:p text:style-name="P1"/>
      <text:p text:style-name="P1">Joe Porter</text:p>
      <text:p text:style-name="P1">Last Modified: 11/4/2010</text:p>
      <text:p text:style-name="P1"/>
      <text:p text:style-name="P2"/>
      <text:h text:style-name="Heading_20_2" text:outline-level="2">Notes on Generation of Multi-Loop Examples (11/4/2010):</text:h>
      <text:p text:style-name="Text_20_body"/>
      <text:p text:style-name="Text_20_body">Potential experiment and its implications:</text:p>
      <text:p text:style-name="Text_20_body"/>
      <text:p text:style-name="Text_20_body">a. Generate an unstable linear plant:</text:p>
      <text:p text:style-name="Text_20_body"><text:tab/>Pick a large random square discrete-time state matrix A with eigenvalues in <draw:frame draw:style-name="fr3" draw:name="Object1" text:anchor-type="as-char" svg:width="0.4819in" svg:height="0.1902in" draw:z-index="8"><draw:object xlink:href="./Object 1" xlink:type="simple" xlink:show="embed" xlink:actuate="onLoad"/><draw:image xlink:href="./ObjectReplacements/Object 1" xlink:type="simple" xlink:show="embed" xlink:actuate="onLoad"/></draw:frame>.</text:p>
      <text:p text:style-name="P2">b. Make sure that the plant is controllable and observable:</text:p>
      <text:p text:style-name="P2"><text:tab/>Loop until we have covered all of the states – </text:p>
      <text:p text:style-name="P2"><text:tab/><text:tab/>Pick a sparse input column Bi and put it in.</text:p>
      <text:p text:style-name="P2"><text:tab/><text:tab/>Calculate controllability with Bi and record which states have been covered. <text:s/></text:p>
      <text:p text:style-name="P2"><text:tab/><text:tab/>Loop until we have covered all of the states reached by Bi</text:p>
      <text:p text:style-name="P2"><text:tab/><text:tab/><text:tab/>Create a new sparse output row Cj</text:p>
      <text:p text:style-name="P2"><text:tab/><text:tab/><text:tab/>If Cj does not cover any new states reached by Bi then discard it.</text:p>
      <text:p text:style-name="P2">c. Create controllers for all states in a hierarchy. <text:s/></text:p>
      <text:p text:style-name="P2"><text:tab/>Loop until we run out of exposed states</text:p>
      <text:p text:style-name="P2"><text:tab/><text:tab/>Pick a partition on the remaining states.</text:p>
      <text:p text:style-name="P2"><text:tab/><text:tab/>For each subset in the partition, do the following:</text:p>
      <text:p text:style-name="P2"><text:tab/><text:tab/><text:tab/>Pick a subset of the states Sc</text:p>
      <text:p text:style-name="P2"><text:tab/><text:tab/><text:tab/>Design a stabilizing controller for those states, exposing the rest as inputs</text:p>
      <text:p text:style-name="P2"><text:tab/><text:tab/><text:tab/><text:tab/>Use a flat output structure</text:p>
      <text:p text:style-name="P2"><text:tab/>We may want to limit the depth of the hierarchy – 2 levels may be sufficient.</text:p>
      <text:p text:style-name="P2"><text:tab/>We want to pick two different ways of designing the controllers (one of which is incremental).</text:p>
      <text:p text:style-name="P2"/>
      <text:p text:style-name="P2">What does this setup tell us?</text:p>
      <text:p text:style-name="P2"><text:tab/>a. No assumptions about the system behavior beyond LTI, controllable, and observable.</text:p>
      <text:p text:style-name="P2"><text:tab/>b. Input/output structure deliberately chosen to distribute control and observation over the input/output space.</text:p>
      <text:p text:style-name="P2"><text:soft-page-break/><text:tab/>c. Controllers designed to be hierarchical, but flexible enough to try different approaches.</text:p>
      <text:h text:style-name="Heading_20_2" text:outline-level="2">Notes on Types of Loops (ca. 9/21/2010):</text:h>
      <text:p text:style-name="Text_20_body">From John A. Shaw's pages on process control (<text:a xlink:type="simple" xlink:href="http://www.jashaw.com/pid/index.html">http://www.jashaw.com/pid/index.html</text:a>):</text:p>
      <text:p text:style-name="Text_20_body">http://www.jashaw.com/pid/cascade.html</text:p>
      <text:p text:style-name="Text_20_body"><text:span text:style-name="T4">Cascade Control</text:span><text:span text:style-name="T3"> uses the output of the </text:span><text:span text:style-name="Emphasis"><text:span text:style-name="T3">primary</text:span></text:span><text:span text:style-name="T3"> controller to manipulate the setpoint of the </text:span><text:span text:style-name="Emphasis"><text:span text:style-name="T3">secondary</text:span></text:span><text:span text:style-name="T3"> controller as if it were the final control element.</text:span></text:p>
      <text:p text:style-name="P4">Reasons for cascade control:</text:p>
      <text:list xml:id="list25623740" text:style-name="L1">
        <text:list-item>
          <text:p text:style-name="P17"><text:span text:style-name="T1">Allow faster secondary controller to handle disturbances in the secondary loop.</text:span> </text:p>
        </text:list-item>
        <text:list-item>
          <text:p text:style-name="P17"><text:span text:style-name="T1">Allow secondary controller to handle non-linear valve and other final control element problems.</text:span> </text:p>
        </text:list-item>
        <text:list-item>
          <text:p text:style-name="P10"><text:span text:style-name="T1">Allow operator to directly control secondary loop during certain modes of operation (such as startup).</text:span> </text:p>
        </text:list-item>
      </text:list>
      <text:p text:style-name="P4">Requirements for cascade control:</text:p>
      <text:list xml:id="list25604677" text:style-name="L2">
        <text:list-item>
          <text:p text:style-name="P18"><text:span text:style-name="T1">Secondary loop process dynamics must be at least four times as fast as primary loop process dynamics.</text:span> </text:p>
        </text:list-item>
        <text:list-item>
          <text:p text:style-name="P18"><text:span text:style-name="T1">Secondary loop must have influence over the primary loop.</text:span> </text:p>
        </text:list-item>
        <text:list-item>
          <text:p text:style-name="P11"><text:span text:style-name="T1">Secondary loop must be measured and controllable.</text:span> </text:p>
        </text:list-item>
      </text:list>
      <text:p text:style-name="P4">Reasons not to use cascade:</text:p>
      <text:list xml:id="list25626922" text:style-name="L3">
        <text:list-item>
          <text:p text:style-name="P19"><text:span text:style-name="T1">Cost of measurement of secondary variable (assuming it is not measured for other reasons).</text:span> </text:p>
        </text:list-item>
        <text:list-item>
          <text:p text:style-name="P12"><text:span text:style-name="T1">Additional complexity.</text:span> </text:p>
        </text:list-item>
      </text:list>
      <text:p text:style-name="Text_20_body"><text:span text:style-name="T3">Examples of cascade control</text:span><text:span text:style-name="T2">:</text:span></text:p>
      <text:p text:style-name="P3"/>
      <text:p text:style-name="P3"/>
      <text:p text:style-name="Text_20_body"><draw:frame draw:style-name="fr1" draw:name="graphics1" text:anchor-type="as-char" svg:y="-3.4799in" svg:width="4.3965in" svg:height="2.9228in" draw:z-index="7"><draw:image xlink:href="http://www.jashaw.com/pid/cascade.gif" xlink:type="simple" xlink:show="embed" xlink:actuate="onLoad"/><svg:title>cascade.gif (9589 bytes)</svg:title></draw:frame></text:p>
      <text:p text:style-name="P4">Control of heat exchanger outlet temperature using steam flow as secondary loop.</text:p>
      <text:p text:style-name="P5"/>
      <text:p text:style-name="P4">Cascade Control Modes</text:p>
      <text:p text:style-name="P4"><text:soft-page-break/>In most applications, the control loop is not functioning as a cascade loop all the time. The operator (in the case of batch control, the batch control program) has the ability to change modes. Following is the typical selection of modes of operation available for a cascade control loop. Manual and Auto are usually used during startup while cascade is used for normal operation.</text:p>
      <text:p text:style-name="Text_20_body"><draw:frame draw:style-name="fr2" draw:name="graphics2" text:anchor-type="as-char" svg:width="5.7299in" svg:height="7.5028in" draw:z-index="0"><draw:image xlink:href="http://www.jashaw.com/pid/cascademodes.jpg" xlink:type="simple" xlink:show="embed" xlink:actuate="onLoad"/><svg:title>cascademodes.jpg (172107 bytes)</svg:title></draw:frame></text:p>
      <text:p text:style-name="Text_20_body"> </text:p>
      <text:p text:style-name="Text_20_body"><text:span text:style-name="Strong_20_Emphasis"><text:span text:style-name="T3">Tracking:</text:span></text:span></text:p>
      <text:p text:style-name="P4">In A, Manual mode, the set point of the flow controller tracks the actual flow variable.</text:p>
      <text:p text:style-name="P4">In B, Auto mode, the output of the temperature controller tracks the setpoint of the flow controller.</text:p>
      <text:p text:style-name="P4"><text:soft-page-break/>In C, Cascade mode, the temperature controller manipulates the setpoint of the flow controller.</text:p>
      <text:p text:style-name="P4">Therefore, when switching from one mode to another there is no sudden change in the output to the valve.</text:p>
      <text:p text:style-name="P9"/>
      <text:p text:style-name="Text_20_body"><text:span text:style-name="Strong_20_Emphasis"><text:span text:style-name="T3">Windup</text:span></text:span></text:p>
      <text:p text:style-name="P4">If the secondary controller cannot deliver enough flow, even with its valve wide open, to bring the primary measured variable to its set point, the primary controller will "windup" and continue to increase the flow setpoint above the maximum flow. Later, when the flow is sufficient to bring the primary measurement to its set point, the primary controller must take the time to "wind down" the secondary set point to the actual flow before the valve begins to close.</text:p>
      <text:p text:style-name="P4">Use of external feedback to limit windup:</text:p>
      <text:p text:style-name="P4">By connecting the secondary measurement to the external feedback of the primary, we can eliminate the windup problem.</text:p>
      <text:p text:style-name="Text_20_body"><draw:frame draw:style-name="fr2" draw:name="graphics3" text:anchor-type="as-char" svg:width="5.55in" svg:height="3.2028in" draw:z-index="1"><draw:image xlink:href="http://www.jashaw.com/pid/Heat_Exchanger_cascade_control_ef.jpg" xlink:type="simple" xlink:show="embed" xlink:actuate="onLoad"/><svg:title>Heat Exchanger cascade control ef.jpg (56363 bytes)</svg:title></draw:frame></text:p>
      <text:p text:style-name="P4">Block Diagram of external feedback.</text:p>
      <text:p text:style-name="Text_20_body"><text:soft-page-break/><draw:frame draw:style-name="fr2" draw:name="graphics4" text:anchor-type="as-char" svg:width="5.5398in" svg:height="5.9091in" draw:z-index="2"><draw:image xlink:href="http://www.jashaw.com/pid/Cascade_block_diagram_ef.jpg" xlink:type="simple" xlink:show="embed" xlink:actuate="onLoad"/><svg:title>Cascade block diagram ef.jpg (95555 bytes)</svg:title></draw:frame></text:p>
      <text:p text:style-name="Text_20_body"/>
      <text:p text:style-name="Text_20_body"><text:a xlink:type="simple" xlink:href="http://www.jashaw.com/pid/ratio.html">http://www.jashaw.com/pid/ratio.html</text:a></text:p>
      <text:p text:style-name="P4"><text:span text:style-name="T6">Ratio control</text:span> is used to ensure that two or more flows are kept at the same ratio even if the flows are changing.</text:p>
      <text:p text:style-name="P4">Applications of ratio control:</text:p>
      <text:list xml:id="list25618754" text:style-name="L4">
        <text:list-item>
          <text:p text:style-name="P20"><text:span text:style-name="T1">Blending two or more flows to produce a mixture with specified composition.</text:span> </text:p>
        </text:list-item>
        <text:list-item>
          <text:p text:style-name="P20"><text:span text:style-name="T1">Blending two or more flows to produce a mixture with specified physical properties.</text:span> </text:p>
        </text:list-item>
        <text:list-item>
          <text:p text:style-name="P13"><text:span text:style-name="T1">Maintaining correct air and fuel mixture to combustion.</text:span> </text:p>
        </text:list-item>
      </text:list>
      <text:p text:style-name="P4"/>
      <text:p text:style-name="P4"/>
      <text:p text:style-name="P4"/>
      <text:p text:style-name="P4"/>
      <text:p text:style-name="P4"/>
      <text:p text:style-name="P4"/>
      <text:p text:style-name="P4"/>
      <text:p text:style-name="P4"><text:soft-page-break/></text:p>
      <text:p text:style-name="P4"/>
      <text:p text:style-name="P5"><text:span text:style-name="T1">Examples of ratio control:</text:span><draw:frame draw:style-name="fr1" draw:name="graphics5" text:anchor-type="as-char" svg:y="-2.8665in" svg:width="4.2898in" svg:height="2.4583in" draw:z-index="3"><draw:image xlink:href="http://www.jashaw.com/pid/ratio.gif" xlink:type="simple" xlink:show="embed" xlink:actuate="onLoad"/><svg:title>simple ratio loop.gif (6358 bytes)</svg:title></draw:frame></text:p>
      <text:p text:style-name="P4">The controlled flow(FIC-102) is increased and decreased to keep it at the correct ratio with the wild flow.</text:p>
      <text:p text:style-name="P4">The "wild flow" (FI-101) is the flow not controlled by this loop. It may be controlled by some other control loop.</text:p>
      <text:p text:style-name="P4">The "controlled flow" is controlled by this loop with a setpoint equal to the measured wild flow multiplied by some value (FF-102).</text:p>
      <text:p text:style-name="P4">The measured wild flow is multiplied by a value that may be fixed or may be adjustable by the operator. The result of the multiplication becomes the setpoint of the controlled flow controller.</text:p>
      <text:p text:style-name="Text_20_body"><text:span text:style-name="T3">The options, such as tracking, that apply to cascade control also apply to ratio control. The controlled flow controller is a "secondary loop" in a cascade pair with the wild flow measurement and ratio multiplication. (see </text:span><text:a xlink:type="simple" xlink:href="http://www.jashaw.com/pid/cascade.html"><text:span text:style-name="T3">cascade control information</text:span></text:a><text:span text:style-name="T3">)</text:span></text:p>
      <text:p text:style-name="P4">If the physical characteristic of the mixed flow is measured, a PID controller can be used to manipulate the ratio value.</text:p>
      <text:p text:style-name="P4">For example, a measurement of the density, gasoline octane rating, color, or other characteristic could be used to control that characteristic by manipulating the ratio.</text:p>
      <text:p text:style-name="Text_20_body"> </text:p>
      <text:p text:style-name="Text_20_body"><draw:frame draw:style-name="fr2" draw:name="graphics6" text:anchor-type="as-char" svg:width="4.8154in" svg:height="2.7047in" draw:z-index="4"><draw:image xlink:href="http://www.jashaw.com/pid/cascaderatio.gif" xlink:type="simple" xlink:show="embed" xlink:actuate="onLoad"/><svg:title>simple ratio loop.gif (6358 bytes)</svg:title></draw:frame></text:p>
      <text:p text:style-name="P4">The analyzer signal is conected to controller AIC-103. The output of that controller is the ratio. To manually <text:soft-page-break/>adjust the ratio, the operator may place AIC-103 into manual mode and adjust the output.</text:p>
      <text:p text:style-name="P4">The "controlled flow" is controlled by this loop with a setpoint equal to the measured wild flow multiplied by some value (FF-102).</text:p>
      <text:p text:style-name="P4">The measured wild flow is multiplied by a value that may be fixed or may be adjustable by the operator. The result of the multiplication becomes the setpoint of the controlled flow controller.</text:p>
      <text:p text:style-name="P4">This is a three level cascade. The controlled  flow, FIC-102, is the secondary. The ratio, FF-102, is the primary to FIC-102 but the secondary to AIC-103. AIC-103 is the top level primary controller.</text:p>
      <text:p text:style-name="Text_20_body"><text:span text:style-name="T3">The options, such as tracking, that apply to cascade control also apply to ratio control. The controlled flow controller is a "secondary loop" in a cascade pair with the wild flow measurement and ratio multiplication. (see </text:span><text:a xlink:type="simple" xlink:href="http://www.jashaw.com/pid/cascade.html"><text:span text:style-name="T3">cascade control information</text:span></text:a><text:span text:style-name="T3">)</text:span></text:p>
      <text:p text:style-name="Text_20_body"/>
      <text:p text:style-name="Text_20_body"><text:a xlink:type="simple" xlink:href="http://www.jashaw.com/pid/override.html">http://www.jashaw.com/pid/override.html</text:a></text:p>
      <text:p text:style-name="P4"><text:span text:style-name="T6">Override control </text:span>is used to take control of an output from one loop to allow a more important loop to manipulate the output.</text:p>
      <text:p text:style-name="P4">The output from two or more controllers are combined in a high or low selector. The output from the selector is the highest or lowest individual controller output. The selector is shown in the diagram by the &lt; or &gt; symbol.</text:p>
      <text:p text:style-name="P4"/>
      <text:p text:style-name="P4"/>
      <text:p text:style-name="P4"/>
      <text:p text:style-name="Text_20_body"><text:span text:style-name="T3">Example of override control</text:span><text:span text:style-name="T2">:</text:span><draw:frame draw:style-name="fr1" draw:name="graphics7" text:anchor-type="as-char" svg:y="-4.378in" svg:width="4.7146in" svg:height="4.0307in" draw:z-index="5"><draw:image xlink:href="http://www.jashaw.com/pid/overrideloop.jpg" xlink:type="simple" xlink:show="embed" xlink:actuate="onLoad"/><svg:title>overrideloop.jpg (42059 bytes)</svg:title></draw:frame></text:p>
      <text:p text:style-name="P4">The steam header must be maintained above a minimum pressure. Steam from the header is used to heat water in a heat exchanger. The temperature of the hot water is controlled by TIC-101. It is more important that the header pressure be above its minimum than that the water temperature be at its setpoint.</text:p>
      <text:p text:style-name="P3"><text:span text:style-name="T5">The setpoint of the steam header pressure controller is set at the minimum steam pressure (below the normal </text:span><text:soft-page-break/><text:span text:style-name="T5">pressure). If the pressure falls below its setpoint, the pressure controller's output will decrease. When it is less than the output of the temperature controller the pressure controller will begin to close the valve.</text:span></text:p>
      <text:p text:style-name="P4">The water temperature will fall below its setpoint, but it is more important that the steam header pressure be maintained.</text:p>
      <text:p text:style-name="P4">Override</text:p>
      <text:p text:style-name="P4">If the temperature controller does not have control of the steam valve, and the temperature falls below its setpoint, the integral action in the controller will cause the output to continue to increase until it reaches 100%. This is known as reset windup.</text:p>
      <text:p text:style-name="P4">The problem with reset windup is that after the header pressure reaches its sepoint and the pressure controller output increases, the valve will continue to open. The temperature controller will not begin to close the valve until the temperature rises above its setpoint. Then, as the temperature rises above its setpoint the controller will lower the output. This "reset winddown" will cause an overshoot in the temperature setpoint.</text:p>
      <text:p text:style-name="P4">One solution: External Feedback.</text:p>
      <text:p text:style-name="P4">If the PID algorithm uses a positive feedback loop for integration, then that positive feedback loop can use the output of the selector (the signal to the valve) as the feedback.</text:p>
      <text:p text:style-name="P5"><draw:frame draw:style-name="fr2" draw:name="graphics8" text:anchor-type="as-char" svg:width="4.0917in" svg:height="1.6835in" draw:z-index="6"><draw:image xlink:href="http://www.jashaw.com/pid/extfeedback.gif" xlink:type="simple" xlink:show="embed" xlink:actuate="onLoad"/><svg:title>external feedback gif (42059 bytes)</svg:title></draw:frame></text:p>
      <text:p text:style-name="P4">The external feedback (EF on the diagram) is the output of the low selector. The output of the temperature controller is the gain multiplied by the error added to the external feedback. If the error is positive (temperature below setpoint) the output of the temperature controller is higher than the output of the selector. However, when the temperature rises and equals the setpoint, the error will be zero and the controller output will equal the selector output.</text:p>
      <text:p text:style-name="P4">As soon as the temperature exceeds the setpoint (negative error) the output of the controller will be less than the output of the selector, decreasing the output of the selector and closing the valve.</text:p>
      <text:p text:style-name="Text_20_body"/>
      <text:p text:style-name="P6">Parallel Control <text:span text:style-name="T7">(see Kottenstette et al – multiple plants) – a single controller regulates a set of nearly-identical plants. <text:s/>Kottenstette's approach relies on passive control techniques to maintain stability in the network.</text:span></text:p>
      <text:p text:style-name="Text_20_body"/>
      <text:p text:style-name="P2"/>
      <text:h text:style-name="Heading_20_2" text:outline-level="2">Related Work:</text:h>
      <text:p text:style-name="P2"/>
      <text:p text:style-name="P2">(for future extensions)</text:p>
      <text:p text:style-name="P7">Tobias Schweickhardt, Frank Allgower, Linear control of nonlinear systems based on nonlinearity measures, Journal of Process Control, Volume 17, Issue 3, Special Issue ADCHEM 2006 Symposium, March 2007, Pages 273-284, ISSN 0959-1524, DOI: 10.1016/j.jprocont.2006.10.012.</text:p>
      <text:p text:style-name="Preformatted_20_Text">(http://www.sciencedirect.com/science/article/B6V4N-4MVN025-<text:soft-page-break/>1/2/77b0ea6d26613a584004419f2180c317)</text:p>
      <text:p text:style-name="Preformatted_20_Text">Keywords: Nonlinear control; Robust control; Nonlinearity measures</text:p>
      <text:p text:style-name="P8"/>
      <text:p text:style-name="P2">The authors describe structures and methods for quantifying the nonlinearity of a given system, in order to determine whether it is amenable to control using a simpler linear controller.</text:p>
      <text:p text:style-name="P2"/>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11-04T06:09:05.21</dc:date>
    <dc:creator>Joseph Porter</dc:creator>
    <meta:generator>OpenOffice.org/3.2$Win32 OpenOffice.org_project/320m18$Build-9502</meta:generator>
    <meta:editing-duration>PT00H33M31S</meta:editing-duration>
    <meta:editing-cycles>7</meta:editing-cycles>
    <meta:document-statistic meta:table-count="0" meta:image-count="8" meta:object-count="1" meta:page-count="9" meta:paragraph-count="105" meta:word-count="1626" meta:character-count="10191"/>
  </office:meta>
</office:document-meta>
</file>

<file path=Object 1/content.xml><?xml version="1.0" encoding="utf-8"?>
<math xmlns="http://www.w3.org/1998/Math/MathML">
  <semantics>
    <mrow>
      <mrow>
        <mi stretchy="false" mathvariant="normal">∣</mi>
        <mo stretchy="false">λ</mo>
        <mi stretchy="false" mathvariant="normal">∣</mi>
      </mrow>
      <mi mathvariant="normal">≥</mi>
      <mn>1</mn>
    </mrow>
    <annotation encoding="StarMath 5.0"> lline %lambda rline  &gt;= 1</annotation>
  </semantics>
</math>
</file>